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66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28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gr5" style:family="graphic" style:parent-style-name="standard">
      <style:graphic-properties draw:stroke="none" svg:stroke-color="#000000" draw:fill="none" draw:fill-color="#ffffff" fo:min-height="0.639cm"/>
    </style:style>
    <style:style style:name="gr6" style:family="graphic" style:parent-style-name="standard">
      <style:graphic-properties draw:textarea-horizontal-align="justify" draw:textarea-vertical-align="middle" draw:auto-grow-height="false" fo:min-height="1.832cm" fo:min-width="1.669cm"/>
    </style:style>
    <style:style style:name="gr7" style:family="graphic" style:parent-style-name="standard">
      <style:graphic-properties draw:textarea-horizontal-align="justify" draw:textarea-vertical-align="middle" draw:auto-grow-height="false" fo:min-height="1.906cm" fo:min-width="1.745cm"/>
    </style:style>
    <style:style style:name="gr8" style:family="graphic" style:parent-style-name="standard">
      <style:graphic-properties draw:textarea-horizontal-align="justify" draw:textarea-vertical-align="middle" draw:auto-grow-height="false" fo:min-height="1.791cm" fo:min-width="1.543cm"/>
    </style:style>
    <style:style style:name="gr9" style:family="graphic" style:parent-style-name="standard">
      <style:graphic-properties draw:textarea-horizontal-align="justify" draw:textarea-vertical-align="middle" draw:auto-grow-height="false" fo:min-height="2.034cm" fo:min-width="1.758cm"/>
    </style:style>
    <style:style style:name="gr10" style:family="graphic" style:parent-style-name="standard">
      <style:graphic-properties draw:textarea-horizontal-align="justify" draw:textarea-vertical-align="middle" draw:auto-grow-height="false" fo:min-height="1.943cm" fo:min-width="1.77cm"/>
    </style:style>
    <style:style style:name="gr11" style:family="graphic" style:parent-style-name="standard">
      <style:graphic-properties draw:textarea-horizontal-align="justify" draw:textarea-vertical-align="middle" draw:auto-grow-height="false" fo:min-height="1.943cm" fo:min-width="1.74cm"/>
    </style:style>
    <style:style style:name="gr12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588cm"/>
    </style:style>
    <style:style style:name="gr14" style:family="graphic" style:parent-style-name="standard">
      <style:graphic-properties draw:stroke="none" svg:stroke-color="#000000" draw:fill="none" draw:fill-color="#ffffff" fo:min-height="1.587cm"/>
    </style:style>
    <style:style style:name="gr15" style:family="graphic" style:parent-style-name="standard">
      <style:graphic-properties draw:stroke="none" svg:stroke-color="#000000" draw:fill="none" draw:fill-color="#ffffff" fo:min-height="1.277cm"/>
    </style:style>
    <style:style style:name="gr16" style:family="graphic" style:parent-style-name="standard">
      <style:graphic-properties draw:stroke="none" svg:stroke-color="#000000" draw:fill="none" draw:fill-color="#ffffff" fo:min-height="1.58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397cm" svg:x="9.255cm" svg:y="2.778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51cm" svg:height="1.397cm" svg:x="14.335cm" svg:y="2.778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51cm" svg:height="1.397cm" svg:x="21.447cm" svg:y="2.778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651cm" svg:height="1.397cm" svg:x="21.447cm" svg:y="6.842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0.906cm" svg:y1="3.477cm" svg:x2="14.335cm" svg:y2="3.477cm" draw:start-shape="id1" draw:start-glue-point="10" draw:end-shape="id2" draw:end-glue-point="6" svg:d="M10906 3477h3429" svg:viewBox="0 0 3430 1">
          <text:p/>
        </draw:connector>
        <draw:connector draw:style-name="gr2" draw:text-style-name="P2" draw:layer="layout" svg:x1="15.986cm" svg:y1="3.477cm" svg:x2="21.447cm" svg:y2="3.477cm" draw:start-shape="id2" draw:start-glue-point="10" draw:end-shape="id3" draw:end-glue-point="6" svg:d="M15986 3477h5461" svg:viewBox="0 0 5462 1">
          <text:p/>
        </draw:connector>
        <draw:connector draw:style-name="gr2" draw:text-style-name="P2" draw:layer="layout" svg:x1="22.273cm" svg:y1="4.175cm" svg:x2="22.273cm" svg:y2="6.842cm" draw:start-shape="id3" draw:start-glue-point="8" draw:end-shape="id4" draw:end-glue-point="4" svg:d="M22273 4175v2667" svg:viewBox="0 0 1 2668">
          <text:p/>
        </draw:connector>
        <draw:connector draw:style-name="gr2" draw:text-style-name="P2" draw:layer="layout" svg:x1="21.688cm" svg:y1="8.035cm" svg:x2="15.161cm" svg:y2="4.175cm" draw:start-shape="id4" draw:start-glue-point="7" draw:end-shape="id2" draw:end-glue-point="8" svg:d="M21688 8035v705h-6527v-4565" svg:viewBox="0 0 6528 4566">
          <text:p/>
        </draw:connector>
        <draw:connector draw:style-name="gr2" draw:text-style-name="P2" draw:layer="layout" svg:x1="15.745cm" svg:y1="3.971cm" svg:x2="21.688cm" svg:y2="7.046cm" draw:start-shape="id2" draw:start-glue-point="9" draw:end-shape="id4" draw:end-glue-point="5" svg:d="M15745 3971v1537h5943v1538" svg:viewBox="0 0 5944 3076">
          <text:p/>
        </draw:connector>
        <draw:frame draw:style-name="gr3" draw:text-style-name="P3" draw:layer="layout" svg:width="2.667cm" svg:height="1.778cm" svg:x="24.495cm" svg:y="3.159cm">
          <draw:text-box>
            <text:p><text:span text:style-name="T1">M1</text:span></text:p>
          </draw:text-box>
        </draw:frame>
        <draw:frame draw:style-name="gr4" draw:text-style-name="P3" draw:layer="layout" svg:width="2.54cm" svg:height="1.27cm" svg:x="10.017cm" svg:y="1.381cm">
          <draw:text-box>
            <text:p>a</text:p>
          </draw:text-box>
        </draw:frame>
        <draw:frame draw:style-name="gr5" draw:text-style-name="P3" draw:layer="layout" svg:width="3.175cm" svg:height="0.962cm" svg:x="15.732cm" svg:y="1.635cm">
          <draw:text-box>
            <text:p>a</text:p>
          </draw:text-box>
        </draw:frame>
        <draw:frame draw:style-name="gr4" draw:text-style-name="P3" draw:layer="layout" svg:width="2.54cm" svg:height="1.27cm" svg:x="22.844cm" svg:y="1.635cm">
          <draw:text-box>
            <text:p>b</text:p>
          </draw:text-box>
        </draw:frame>
        <draw:frame draw:style-name="gr5" draw:text-style-name="P3" draw:layer="layout" svg:width="3.175cm" svg:height="0.962cm" svg:x="23.098cm" svg:y="7.604cm">
          <draw:text-box>
            <text:p>a</text:p>
          </draw:text-box>
        </draw:frame>
        <draw:custom-shape draw:style-name="gr1" draw:text-style-name="P1" xml:id="id5" draw:id="id5" draw:layer="layout" svg:width="1.651cm" svg:height="1.397cm" svg:x="4.429cm" svg:y="2.651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6.08cm" svg:y1="3.35cm" svg:x2="9.255cm" svg:y2="3.477cm" draw:start-shape="id5" draw:start-glue-point="10" draw:end-shape="id1" draw:end-glue-point="6" svg:d="M6080 3350h1587v127h1588" svg:viewBox="0 0 3176 128">
          <text:p/>
        </draw:connector>
        <draw:frame draw:style-name="gr4" draw:text-style-name="P3" draw:layer="layout" svg:width="2.54cm" svg:height="1.27cm" svg:x="4.81cm" svg:y="1.127cm">
          <draw:text-box>
            <text:p>a</text:p>
          </draw:text-box>
        </draw:frame>
      </draw:page>
      <draw:page draw:name="page2" draw:style-name="dp1" draw:master-page-name="Default">
        <draw:custom-shape draw:style-name="gr6" draw:text-style-name="P1" xml:id="id6" draw:id="id6" draw:layer="layout" svg:width="3.065cm" svg:height="2.942cm" svg:x="3.904cm" svg:y="4.408cm">
          <text:p text:style-name="P1">S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3.175cm" svg:height="3.048cm" svg:x="11.922cm" svg:y="4.556cm">
          <text:p text:style-name="P1">S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" draw:id="id8" draw:layer="layout" svg:width="2.887cm" svg:height="2.885cm" svg:x="23.64cm" svg:y="4.592cm">
          <text:p text:style-name="P1">S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3.192cm" svg:height="3.228cm" svg:x="3.904cm" svg:y="12.938cm">
          <text:p text:style-name="P1">S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xml:id="id10" draw:id="id10" draw:layer="layout" svg:width="3.208cm" svg:height="3.101cm" svg:x="12.778cm" svg:y="13.065cm">
          <text:p text:style-name="P1">S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" draw:id="id9" draw:layer="layout" svg:width="3.166cm" svg:height="3.101cm" svg:x="22.463cm" svg:y="13.065cm">
          <text:p text:style-name="P1">S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521cm" svg:y1="4.838cm" svg:x2="12.387cm" svg:y2="5.002cm" draw:start-shape="id6" draw:start-glue-point="11" draw:end-shape="id7" draw:end-glue-point="5" svg:d="M6521 4838c0-1396 5866-1478 5866 164" svg:viewBox="0 0 5867 1222">
          <text:p/>
        </draw:connector>
        <draw:connector draw:style-name="gr2" draw:text-style-name="P2" draw:layer="layout" draw:type="curve" svg:x1="12.387cm" svg:y1="7.158cm" svg:x2="6.521cm" svg:y2="6.92cm" draw:start-shape="id7" draw:start-glue-point="7" draw:end-shape="id6" draw:end-glue-point="9" svg:d="M12387 7158c0 1422-5866 1541-5866-238" svg:viewBox="0 0 5867 1321">
          <text:p/>
        </draw:connector>
        <draw:connector draw:style-name="gr2" draw:text-style-name="P2" draw:layer="layout" draw:type="curve" svg:x1="15.097cm" svg:y1="6.08cm" svg:x2="23.64cm" svg:y2="6.035cm" draw:start-shape="id7" draw:start-glue-point="10" draw:end-shape="id8" draw:end-glue-point="6" svg:d="M15097 6080c6406 0 2135-45 8543-45" svg:viewBox="0 0 8544 46">
          <text:p/>
        </draw:connector>
        <draw:connector draw:style-name="gr2" draw:text-style-name="P2" draw:layer="layout" draw:type="curve" svg:x1="24.062cm" svg:y1="7.055cm" svg:x2="22.926cm" svg:y2="13.519cm" draw:start-shape="id8" draw:start-glue-point="7" draw:end-shape="id9" draw:end-glue-point="5" svg:d="M24062 7055c0 4824-1136 1592-1136 6464" svg:viewBox="0 0 1137 6465">
          <text:p/>
        </draw:connector>
        <draw:connector draw:style-name="gr12" draw:text-style-name="P2" draw:layer="layout" draw:type="curve" svg:x1="26.105cm" svg:y1="7.055cm" svg:x2="25.166cm" svg:y2="13.519cm" draw:start-shape="id8" draw:start-glue-point="9" draw:end-shape="id9" draw:end-glue-point="11" svg:d="M26105 7055c0 4824-939 1592-939 6464" svg:viewBox="0 0 940 6465">
          <text:p/>
        </draw:connector>
        <draw:connector draw:style-name="gr2" draw:text-style-name="P2" draw:layer="layout" draw:type="curve" svg:x1="22.463cm" svg:y1="14.616cm" svg:x2="15.986cm" svg:y2="14.616cm" draw:start-shape="id9" draw:start-glue-point="6" draw:end-shape="id10" draw:end-glue-point="10" svg:d="M22463 14616h-6477" svg:viewBox="0 0 6478 1">
          <text:p/>
        </draw:connector>
        <draw:connector draw:style-name="gr2" draw:text-style-name="P2" draw:layer="layout" draw:type="curve" draw:line-skew="0cm -3.273cm" svg:x1="13.247cm" svg:y1="15.712cm" svg:x2="6.629cm" svg:y2="15.694cm" draw:start-shape="id10" draw:start-glue-point="7" draw:end-shape="id11" draw:end-glue-point="9" svg:d="M13247 15712c0 1432-3291 1193-4932 831s-1632-849-1686-849" svg:viewBox="0 0 6619 1127">
          <text:p/>
        </draw:connector>
        <draw:connector draw:style-name="gr2" draw:text-style-name="P2" draw:layer="layout" draw:type="curve" draw:line-skew="-3.445cm -0.304cm" svg:x1="6.629cm" svg:y1="13.41cm" svg:x2="13.247cm" svg:y2="13.519cm" draw:start-shape="id11" draw:start-glue-point="11" draw:end-shape="id10" draw:end-glue-point="5" svg:d="M6629 13410c-204 0-171-576 1535-1021s5083-760 5083 1130" svg:viewBox="0 0 6705 1470">
          <text:p/>
        </draw:connector>
        <draw:connector draw:style-name="gr2" draw:text-style-name="P2" draw:layer="layout" draw:type="curve" svg:x1="24.062cm" svg:y1="7.055cm" svg:x2="6.629cm" svg:y2="13.41cm" draw:start-shape="id8" draw:start-glue-point="7" draw:end-shape="id11" draw:end-glue-point="11" svg:d="M24062 7055c-13041 0-4325 6355-17433 6355" svg:viewBox="0 0 17434 6356">
          <text:p/>
        </draw:connector>
        <draw:connector draw:style-name="gr2" draw:text-style-name="P2" draw:layer="layout" draw:type="curve" svg:x1="5.437cm" svg:y1="7.35cm" svg:x2="5.5cm" svg:y2="12.938cm" draw:start-shape="id6" draw:start-glue-point="8" draw:end-shape="id11" draw:end-glue-point="4" svg:d="M5437 7350c0 4192 63 1399 63 5588" svg:viewBox="0 0 64 5589">
          <text:p/>
        </draw:connector>
        <draw:frame draw:style-name="gr13" draw:text-style-name="P3" draw:layer="layout" svg:width="2.448cm" svg:height="1.838cm" svg:x="3.139cm" svg:y="1.889cm">
          <draw:text-box>
            <text:p>{a, b}</text:p>
          </draw:text-box>
        </draw:frame>
        <draw:frame draw:style-name="gr13" draw:text-style-name="P3" draw:layer="layout" svg:width="2.447cm" svg:height="1.838cm" svg:x="12.471cm" svg:y="2.499cm">
          <draw:text-box>
            <text:p>O</text:p>
          </draw:text-box>
        </draw:frame>
        <draw:frame draw:style-name="gr13" draw:text-style-name="P3" draw:layer="layout" svg:width="2.448cm" svg:height="1.838cm" svg:x="23.946cm" svg:y="2.807cm">
          <draw:text-box>
            <text:p>{ b}</text:p>
          </draw:text-box>
        </draw:frame>
        <draw:frame draw:style-name="gr14" draw:text-style-name="P3" draw:layer="layout" svg:width="2.448cm" svg:height="1.837cm" svg:x="1.762cm" svg:y="16.403cm">
          <draw:text-box>
            <text:p>{ b}</text:p>
          </draw:text-box>
        </draw:frame>
        <draw:frame draw:style-name="gr15" draw:text-style-name="P3" draw:layer="layout" svg:width="2.258cm" svg:height="1.527cm" svg:x="13.954cm" svg:y="17.507cm">
          <draw:text-box>
            <text:p>O</text:p>
          </draw:text-box>
        </draw:frame>
        <draw:frame draw:style-name="gr16" draw:text-style-name="P3" draw:layer="layout" svg:width="2.448cm" svg:height="1.836cm" svg:x="25.476cm" svg:y="16.587cm">
          <draw:text-box>
            <text:p>{ a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6T11:08:15.785183043</meta:creation-date>
    <dc:date>2017-11-06T12:00:23.433757724</dc:date>
    <meta:editing-duration>PT35M17S</meta:editing-duration>
    <meta:editing-cycles>5</meta:editing-cycles>
    <meta:generator>LibreOffice/5.1.6.2$Linux_X86_64 LibreOffice_project/10m0$Build-2</meta:generator>
    <meta:document-statistic meta:object-count="39"/>
  </office:meta>
</office:document-meta>
</file>